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8.269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108cm"/>
    </style:style>
    <style:style style:name="co9" style:family="table-column">
      <style:table-column-properties fo:break-before="auto" style:column-width="2.16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2" table:default-cell-style-name="ce1"/>
        <table:table-column table:style-name="co4" table:default-cell-style-name="ce6"/>
        <table:table-column table:style-name="co5" table:default-cell-style-name="ce7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row table:style-name="ro3">
          <table:table-cell office:value-type="string">
            <text:p>id</text:p>
          </table:table-cell>
          <table:table-cell table:style-name="ce2" office:value-type="string">
            <text:p>Test case's name</text:p>
          </table:table-cell>
          <table:table-cell office:value-type="string">
            <text:p>Test case's kind</text:p>
          </table:table-cell>
          <table:table-cell table:style-name="ce7" office:value-type="string">
            <text:p>Priority</text:p>
          </table:table-cell>
          <table:table-cell table:style-name="ce7" office:value-type="string">
            <text:p>Planned QA LOE mh</text:p>
          </table:table-cell>
          <table:table-cell table:style-name="ce7" office:value-type="string">
            <text:p>QA Engineer</text:p>
          </table:table-cell>
          <table:table-cell table:style-name="ce7" office:value-type="string">
            <text:p>Actual QA LOE mh</text:p>
          </table:table-cell>
          <table:table-cell table:style-name="ce7" office:value-type="string">
            <text:p>20-Apr</text:p>
          </table:table-cell>
          <table:table-cell office:value-type="string">
            <text:p>21-Apr</text:p>
          </table:table-cell>
          <table:table-cell office:value-type="string">
            <text:p>22-Apr</text:p>
          </table:table-cell>
          <table:table-cell office:value-type="string">
            <text:p>23-Apr</text:p>
          </table:table-cell>
          <table:table-cell office:value-type="string">
            <text:p>24Apr</text:p>
          </table:table-cell>
        </table:table-row>
        <table:table-row table:style-name="ro2">
          <table:table-cell/>
          <table:table-cell table:style-name="ce2"/>
          <table:table-cell table:style-name="ce8"/>
          <table:table-cell/>
          <table:table-cell table:style-name="ce7" table:number-columns-repeated="4"/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Запуск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2">
            <text:p>2</text:p>
          </table:table-cell>
          <table:table-cell table:style-name="ce4" office:value-type="string">
            <text:p>Выход с помошью кнопки [X]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2">
            <text:p>2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table:style-name="ce4" office:value-type="string">
            <text:p>Выход с помошью контекстного меню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4">
            <text:p>4</text:p>
          </table:table-cell>
          <table:table-cell table:style-name="ce4" office:value-type="string">
            <text:p>Отмена выхода из программы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5">
            <text:p>5</text:p>
          </table:table-cell>
          <table:table-cell table:style-name="ce3" office:value-type="string">
            <text:p>Проверка drop-down элемента "Записи"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Blocker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table:style-name="ce4" office:value-type="string">
            <text:p>Заполнение заголовка записи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2">
            <text:p>2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7">
            <text:p>7</text:p>
          </table:table-cell>
          <table:table-cell table:style-name="ce4" office:value-type="string">
            <text:p>Заполнение даты с клавиатуры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 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string">
            <text:p>Заполнение даты с помощью формы календаря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9">
            <text:p>9</text:p>
          </table:table-cell>
          <table:table-cell table:style-name="ce4" office:value-type="string">
            <text:p>Выбор прошедшей даты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2">
            <text:p>2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10">
            <text:p>10</text:p>
          </table:table-cell>
          <table:table-cell table:style-name="ce4" office:value-type="string">
            <text:p>Выбор будущей даты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11">
            <text:p>11</text:p>
          </table:table-cell>
          <table:table-cell table:style-name="ce4" office:value-type="string">
            <text:p>Заполнение текста записи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2">
            <text:p>2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12">
            <text:p>12</text:p>
          </table:table-cell>
          <table:table-cell table:style-name="ce4" office:value-type="string">
            <text:p>Изменение цвета фона карточки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Normal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13">
            <text:p>13</text:p>
          </table:table-cell>
          <table:table-cell table:style-name="ce4" office:value-type="string">
            <text:p>Изменение важности записи с поиощью drop-down списка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 table:style-name="ce4" office:value-type="string">
            <text:p>Изменение важности записи с поиощью ползунка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2">
            <text:p>2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15">
            <text:p>15</text:p>
          </table:table-cell>
          <table:table-cell table:style-name="ce4" office:value-type="string">
            <text:p>Сохранение записи с помощью кнопки [Save]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16">
            <text:p>16</text:p>
          </table:table-cell>
          <table:table-cell table:style-name="ce4" office:value-type="string">
            <text:p>Сохранение записи с помощью «Запись» → «Сохранить»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17">
            <text:p>17</text:p>
          </table:table-cell>
          <table:table-cell table:style-name="ce4" office:value-type="string">
            <text:p>Сохранение записи с помощью «Запись» → «Сохранить как»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2">
            <text:p>2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18">
            <text:p>18</text:p>
          </table:table-cell>
          <table:table-cell table:style-name="ce4" office:value-type="string">
            <text:p>Просмотр записи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19">
            <text:p>19</text:p>
          </table:table-cell>
          <table:table-cell table:style-name="ce4" office:value-type="string">
            <text:p>Просмотр нескольких записей одновременно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Normal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5">
          <table:table-cell office:value-type="float" office:value="20">
            <text:p>20</text:p>
          </table:table-cell>
          <table:table-cell table:style-name="ce4" office:value-type="string">
            <text:p>Возможность сохранения записи</text:p>
          </table:table-cell>
          <table:table-cell office:value-type="string">
            <text:p>Дымов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21">
            <text:p>21</text:p>
          </table:table-cell>
          <table:table-cell table:style-name="ce4" office:value-type="string">
            <text:p>Возможность создания записи</text:p>
          </table:table-cell>
          <table:table-cell office:value-type="string">
            <text:p>Дымов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22">
            <text:p>22</text:p>
          </table:table-cell>
          <table:table-cell table:style-name="ce4" office:value-type="string">
            <text:p>Проверка на возможность редактирования <text:s/>заголовка записи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23">
            <text:p>23</text:p>
          </table:table-cell>
          <table:table-cell table:style-name="ce4" office:value-type="string">
            <text:p>Редактирование текста записи 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5">
          <table:table-cell office:value-type="float" office:value="24">
            <text:p>24</text:p>
          </table:table-cell>
          <table:table-cell table:style-name="ce4" office:value-type="string">
            <text:p>Редактирование даты</text:p>
          </table:table-cell>
          <table:table-cell table:style-name="ce9" office:value-type="string">
            <text:p>Негатив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25">
            <text:p>25</text:p>
          </table:table-cell>
          <table:table-cell table:style-name="ce4" office:value-type="string">
            <text:p>Редактирование файла несколькими пользователями одновременно</text:p>
          </table:table-cell>
          <table:table-cell office:value-type="string">
            <text:p>Нагрузочн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26">
            <text:p>26</text:p>
          </table:table-cell>
          <table:table-cell table:style-name="ce4" office:value-type="string">
            <text:p>Проверка безопасности </text:p>
          </table:table-cell>
          <table:table-cell office:value-type="string">
            <text:p>Безопасности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27">
            <text:p>27</text:p>
          </table:table-cell>
          <table:table-cell table:style-name="ce3" office:value-type="string">
            <text:p>Редактирование приоритета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28">
            <text:p>28</text:p>
          </table:table-cell>
          <table:table-cell table:style-name="ce3" office:value-type="string">
            <text:p>Редактирование приоритета 2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29">
            <text:p>29</text:p>
          </table:table-cell>
          <table:table-cell table:style-name="ce3" office:value-type="string">
            <text:p>Редактирование даты 2</text:p>
          </table:table-cell>
          <table:table-cell table:style-name="ce9" office:value-type="string">
            <text:p>Негативное</text:p>
          </table:table-cell>
          <table:table-cell table:style-name="ce10" office:value-type="string">
            <text:p>Normal </text:p>
          </table:table-cell>
          <table:table-cell table:style-name="ce11" office:value-type="float" office:value="2">
            <text:p>2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30">
            <text:p>30</text:p>
          </table:table-cell>
          <table:table-cell table:style-name="ce4" office:value-type="string">
            <text:p>Закрытие записи при редактирование без сохранения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31">
            <text:p>31</text:p>
          </table:table-cell>
          <table:table-cell table:style-name="ce4" office:value-type="string">
            <text:p>Проверка на возможность удаления записи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6">
          <table:table-cell office:value-type="float" office:value="32">
            <text:p>32</text:p>
          </table:table-cell>
          <table:table-cell table:style-name="ce4" office:value-type="string">
            <text:p>Проверка на сохранение настроек пользовательского интерфейса</text:p>
          </table:table-cell>
          <table:table-cell office:value-type="string">
            <text:p>Функциональное, Пользовательского интерфейса</text:p>
          </table:table-cell>
          <table:table-cell table:style-name="ce10" office:value-type="string">
            <text:p>Normal </text:p>
          </table:table-cell>
          <table:table-cell table:style-name="ce11" office:value-type="float" office:value="2">
            <text:p>2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33">
            <text:p>33</text:p>
          </table:table-cell>
          <table:table-cell table:style-name="ce4" office:value-type="string">
            <text:p>Сохранение изменений разными способами</text:p>
          </table:table-cell>
          <table:table-cell office:value-type="string">
            <text:p>Удобства пользования</text:p>
          </table:table-cell>
          <table:table-cell table:style-name="ce10" office:value-type="string">
            <text:p>Normal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34">
            <text:p>34</text:p>
          </table:table-cell>
          <table:table-cell table:style-name="ce4" office:value-type="string">
            <text:p>Редактирование файла огромным числом пользователей</text:p>
          </table:table-cell>
          <table:table-cell office:value-type="string">
            <text:p>Стрессов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35">
            <text:p>35</text:p>
          </table:table-cell>
          <table:table-cell table:style-name="ce4" office:value-type="string">
            <text:p>Нагрузка на систему размерностью текста</text:p>
          </table:table-cell>
          <table:table-cell office:value-type="string">
            <text:p>Нагрузоч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36">
            <text:p>36</text:p>
          </table:table-cell>
          <table:table-cell table:style-name="ce4" office:value-type="string">
            <text:p>Функциональная проверка splitter'a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Low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37">
            <text:p>37</text:p>
          </table:table-cell>
          <table:table-cell table:style-name="ce4" office:value-type="string">
            <text:p>Проверка правильного сохранения размера записи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Low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38">
            <text:p>38</text:p>
          </table:table-cell>
          <table:table-cell table:style-name="ce3" office:value-type="string">
            <text:p>Проверка открытия справки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Normal </text:p>
          </table:table-cell>
          <table:table-cell table:style-name="ce11" office:value-type="float" office:value="2">
            <text:p>2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39">
            <text:p>39</text:p>
          </table:table-cell>
          <table:table-cell table:style-name="ce5" office:value-type="string">
            <text:p>Открытие файла не через интерфейс приложения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40">
            <text:p>40</text:p>
          </table:table-cell>
          <table:table-cell table:style-name="ce5" office:value-type="string">
            <text:p>Проверка на адаптацию </text:p>
          </table:table-cell>
          <table:table-cell office:value-type="string">
            <text:p>Адаптацион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41">
            <text:p>41</text:p>
          </table:table-cell>
          <table:table-cell table:style-name="ce5" office:value-type="string">
            <text:p>Проверка работы функционала один за другим</text:p>
          </table:table-cell>
          <table:table-cell office:value-type="string">
            <text:p>Восходящее</text:p>
          </table:table-cell>
          <table:table-cell table:style-name="ce10" office:value-type="string">
            <text:p>Critical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42">
            <text:p>42</text:p>
          </table:table-cell>
          <table:table-cell table:style-name="ce5" office:value-type="string">
            <text:p>Возможность копирования текста из приложения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43">
            <text:p>43</text:p>
          </table:table-cell>
          <table:table-cell table:style-name="ce5" office:value-type="string">
            <text:p>Возможность вставки текста в приложение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44">
            <text:p>44</text:p>
          </table:table-cell>
          <table:table-cell table:style-name="ce5" office:value-type="string">
            <text:p>Возможность редактирования цвета карточки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45">
            <text:p>45</text:p>
          </table:table-cell>
          <table:table-cell table:style-name="ce5" office:value-type="string">
            <text:p>Нагрузка на систему количеством открытых файлов</text:p>
          </table:table-cell>
          <table:table-cell office:value-type="string">
            <text:p>Нагрузочное</text:p>
          </table:table-cell>
          <table:table-cell table:style-name="ce10" office:value-type="string">
            <text:p>Normal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7">
          <table:table-cell office:value-type="float" office:value="46">
            <text:p>46</text:p>
          </table:table-cell>
          <table:table-cell table:style-name="ce5" office:value-type="string">
            <text:p>Редактирование полей записи с помощью клавиатуры</text:p>
          </table:table-cell>
          <table:table-cell office:value-type="string">
            <text:p>Функциональное, Удобства пользования</text:p>
          </table:table-cell>
          <table:table-cell table:style-name="ce10" office:value-type="string">
            <text:p>Normal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47">
            <text:p>47</text:p>
          </table:table-cell>
          <table:table-cell table:style-name="ce5" office:value-type="string">
            <text:p>Открытие уже открытого файла</text:p>
          </table:table-cell>
          <table:table-cell office:value-type="string">
            <text:p>Функциональное</text:p>
          </table:table-cell>
          <table:table-cell table:style-name="ce10" office:value-type="string">
            <text:p>Normal </text:p>
          </table:table-cell>
          <table:table-cell table:style-name="ce11"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48">
            <text:p>48</text:p>
          </table:table-cell>
          <table:table-cell table:style-name="ce5" office:value-type="string">
            <text:p>Отключение электропитания во время редактирования файла</text:p>
          </table:table-cell>
          <table:table-cell table:style-name="ce9" office:value-type="string">
            <text:p>Негатив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4">
          <table:table-cell office:value-type="float" office:value="49">
            <text:p>49</text:p>
          </table:table-cell>
          <table:table-cell table:style-name="ce5" office:value-type="string">
            <text:p>Завершение работы ПК через пуск во время редактирования файла</text:p>
          </table:table-cell>
          <table:table-cell table:style-name="ce9" office:value-type="string">
            <text:p>Негативное</text:p>
          </table:table-cell>
          <table:table-cell table:style-name="ce10" office:value-type="string">
            <text:p>Major </text:p>
          </table:table-cell>
          <table:table-cell table:style-name="ce11" office:value-type="float" office:value="2">
            <text:p>2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3">
          <table:table-cell office:value-type="float" office:value="50">
            <text:p>50</text:p>
          </table:table-cell>
          <table:table-cell table:style-name="ce5" office:value-type="string">
            <text:p>Завершение работы ПК через пуск во время редактирования файла_2</text:p>
          </table:table-cell>
          <table:table-cell table:style-name="ce9" office:value-type="string">
            <text:p>Негативное</text:p>
          </table:table-cell>
          <table:table-cell table:style-name="ce10" office:value-type="string">
            <text:p>Normal </text:p>
          </table:table-cell>
          <table:table-cell table:style-name="ce11"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8">
          <table:table-cell office:value-type="float" office:value="51">
            <text:p>51</text:p>
          </table:table-cell>
          <table:table-cell table:style-name="ce5" office:value-type="string">
            <text:p>Цель: свернуть приложение</text:p>
          </table:table-cell>
          <table:table-cell office:value-type="string">
            <text:p>Функциональное, Удобства пользования</text:p>
          </table:table-cell>
          <table:table-cell office:value-type="string">
            <text:p>Critical </text:p>
          </table:table-cell>
          <table:table-cell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8">
          <table:table-cell office:value-type="float" office:value="52">
            <text:p>52</text:p>
          </table:table-cell>
          <table:table-cell table:style-name="ce5" office:value-type="string">
            <text:p>Цель: развернуть приложение из свернутого состояния</text:p>
          </table:table-cell>
          <table:table-cell office:value-type="string">
            <text:p>Функциональное, Удобства пользования</text:p>
          </table:table-cell>
          <table:table-cell office:value-type="string">
            <text:p>Critical </text:p>
          </table:table-cell>
          <table:table-cell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8">
          <table:table-cell office:value-type="float" office:value="53">
            <text:p>53</text:p>
          </table:table-cell>
          <table:table-cell table:style-name="ce5" office:value-type="string">
            <text:p>Цель: развернуть приложение во весь экран</text:p>
          </table:table-cell>
          <table:table-cell office:value-type="string">
            <text:p>Функциональное, Удобства пользования</text:p>
          </table:table-cell>
          <table:table-cell office:value-type="string">
            <text:p>Critical </text:p>
          </table:table-cell>
          <table:table-cell office:value-type="float" office:value="1">
            <text:p>1</text:p>
          </table:table-cell>
          <table:table-cell office:value-type="string">
            <text:p>Данил Куст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8">
          <table:table-cell office:value-type="float" office:value="54">
            <text:p>54</text:p>
          </table:table-cell>
          <table:table-cell table:style-name="ce5" office:value-type="string">
            <text:p>Цель: развернуть приложение из свернутого состояния</text:p>
          </table:table-cell>
          <table:table-cell office:value-type="string">
            <text:p>Функциональное, Удобства пользования</text:p>
          </table:table-cell>
          <table:table-cell office:value-type="string">
            <text:p>Critical </text:p>
          </table:table-cell>
          <table:table-cell office:value-type="float" office:value="1">
            <text:p>1</text:p>
          </table:table-cell>
          <table:table-cell office:value-type="string">
            <text:p>Илья Попов</text:p>
          </table:table-cell>
          <table:table-cell/>
          <table:table-cell table:style-name="ce12" office:value-type="string">
            <text:p>Planned</text:p>
          </table:table-cell>
          <table:table-cell table:number-columns-repeated="4"/>
        </table:table-row>
        <table:table-row table:style-name="ro8">
          <table:table-cell table:number-columns-repeated="12"/>
        </table:table-row>
        <table:table-row table:style-name="ro8" table:number-rows-repeated="1048518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Лист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000" number:language="ru" number:country="RU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">
      <number:number number:min-integer-digits="1"/>
      <number:text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P0" style:volatile="true" number:language="ru" number:country="RU">
      <number:number number:decimal-places="0" number:min-integer-digits="1" number:grouping="true"/>
      <number:text>   </number:text>
    </number:number-style>
    <number:number-style style:name="N8145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45P0"/>
    </number:number-style>
    <number:number-style style:name="N8146P0" style:volatile="true" number:language="ru" number:country="RU">
      <number:number number:decimal-places="0" number:min-integer-digits="1" number:grouping="true"/>
      <number:text>   </number:text>
    </number:number-style>
    <number:number-style style:name="N8146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6P0"/>
    </number:number-style>
    <number:number-style style:name="N8147P0" style:volatile="true" number:language="ru" number:country="RU">
      <number:number number:decimal-places="2" number:min-integer-digits="1" number:grouping="true"/>
      <number:text>   </number:text>
    </number:number-style>
    <number:number-style style:name="N814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47P0"/>
    </number:number-style>
    <number:number-style style:name="N8148P0" style:volatile="true" number:language="ru" number:country="RU">
      <number:number number:decimal-places="2" number:min-integer-digits="1" number:grouping="true"/>
      <number:text>   </number:text>
    </number:number-style>
    <number:number-style style:name="N814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49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49P2" style:volatile="true" number:language="ru" number:country="RU">
      <number:text> -    </number:text>
    </number:number-style>
    <number:text-style style:name="N8149" number:language="ru" number:country="RU">
      <number:text> </number:text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0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50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50P2" style:volatile="true" number:language="ru" number:country="RU">
      <number:text> -р. </number:text>
    </number:number-style>
    <number:text-style style:name="N8150" number:language="ru" number:country="RU">
      <number:text> </number:text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1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51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51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51" number:language="ru" number:country="RU">
      <number:text> </number:text>
      <number:text-content/>
      <number:text> </number:text>
      <style:map style:condition="value()&gt;0" style:apply-style-name="N8151P0"/>
      <style:map style:condition="value()&lt;0" style:apply-style-name="N8151P1"/>
      <style:map style:condition="value()=0" style:apply-style-name="N8151P2"/>
    </number:text-style>
    <number:number-style style:name="N8152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52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52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52" number:language="ru" number:country="RU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9">19.04.2022</text:date>, <text:time>22:11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анила Башлыков</meta:initial-creator>
    <meta:creation-date>2022-04-19T19:31:56.42</meta:creation-date>
    <dc:date>2022-04-19T22:11:01.13</dc:date>
    <dc:creator>Данила Башлыков</dc:creator>
    <meta:editing-duration>PT1H7M29S</meta:editing-duration>
    <meta:editing-cycles>3</meta:editing-cycles>
    <meta:generator>OpenOffice/4.1.10$Win32 OpenOffice.org_project/4110m2$Build-9807</meta:generator>
    <meta:document-statistic meta:table-count="3" meta:cell-count="390" meta:object-count="0"/>
  </office:meta>
</office:document-meta>
</file>